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Матрица_2f_событий" style:display-name="Матрица/событий" style:family="table">
      <style:table-properties style:width="16.999cm" table:align="margins"/>
    </style:style>
    <style:style style:name="Матрица_2f_событий.A" style:display-name="Матрица/событий.A" style:family="table-column">
      <style:table-column-properties style:column-width="2cm" style:rel-column-width="7711*"/>
    </style:style>
    <style:style style:name="Матрица_2f_событий.B" style:display-name="Матрица/событий.B" style:family="table-column">
      <style:table-column-properties style:column-width="7.997cm" style:rel-column-width="30832*"/>
    </style:style>
    <style:style style:name="Матрица_2f_событий.D" style:display-name="Матрица/событий.D" style:family="table-column">
      <style:table-column-properties style:column-width="5.001cm" style:rel-column-width="19281*"/>
    </style:style>
    <style:style style:name="Матрица_2f_событий.A1" style:display-name="Матрица/событий.A1" style:family="table-cell">
      <style:table-cell-properties fo:padding="0.097cm" fo:border-left="0.002cm solid #000000" fo:border-right="none" fo:border-top="0.002cm solid #000000" fo:border-bottom="0.002cm solid #000000"/>
    </style:style>
    <style:style style:name="Матрица_2f_событий.D1" style:display-name="Матрица/событий.D1" style:family="table-cell">
      <style:table-cell-properties fo:padding="0.097cm" fo:border="0.002cm solid #000000"/>
    </style:style>
    <style:style style:name="Матрица_2f_событий.A2" style:display-name="Матрица/событий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Матрица_2f_событий.B2" style:display-name="Матрица/событий.B2" style:family="table-cell">
      <style:table-cell-properties fo:padding="0.097cm" fo:border-left="0.002cm solid #000000" fo:border-right="none" fo:border-top="none" fo:border-bottom="0.002cm solid #000000"/>
    </style:style>
    <style:style style:name="Матрица_2f_событий.D2" style:display-name="Матрица/событий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составпотоквинформации" style:family="table">
      <style:table-properties style:width="16.999cm" table:align="margins"/>
    </style:style>
    <style:style style:name="составпотоквинформации.A" style:family="table-column">
      <style:table-column-properties style:column-width="8.5cm" style:rel-column-width="32767*"/>
    </style:style>
    <style:style style:name="составпотоквинформации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составпотоквинформации.B1" style:family="table-cell">
      <style:table-cell-properties fo:padding="0.097cm" fo:border="0.002cm solid #000000"/>
    </style:style>
    <style:style style:name="составпотоквинформации.A2" style:family="table-cell">
      <style:table-cell-properties fo:padding="0.097cm" fo:border-left="0.002cm solid #000000" fo:border-right="none" fo:border-top="none" fo:border-bottom="0.002cm solid #000000"/>
    </style:style>
    <style:style style:name="составпотоквинформации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2" style:family="paragraph" style:parent-style-name="Table_20_Contents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3" style:family="paragraph" style:parent-style-name="Table_20_Contents">
      <style:paragraph-properties fo:text-align="start" style:justify-single-word="false"/>
      <style:text-properties fo:font-size="14pt" fo:language="ru" fo:country="RU" style:font-size-asian="14pt" style:font-size-complex="14pt"/>
    </style:style>
    <style:style style:name="P4" style:family="paragraph" style:parent-style-name="Table_20_Contents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5" style:family="paragraph" style:parent-style-name="Standard">
      <style:paragraph-properties fo:text-align="center" style:justify-single-word="false">
        <style:tab-stops>
          <style:tab-stop style:position="6.324cm"/>
          <style:tab-stop style:position="8.25cm" style:type="center"/>
        </style:tab-stops>
      </style:paragraph-properties>
      <style:text-properties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start" style:justify-single-word="false">
        <style:tab-stops>
          <style:tab-stop style:position="6.324cm"/>
          <style:tab-stop style:position="8.25cm" style:type="center"/>
        </style:tab-stops>
      </style:paragraph-properties>
      <style:text-properties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fo:text-align="justify" style:justify-single-word="false">
        <style:tab-stops>
          <style:tab-stop style:position="6.001cm"/>
        </style:tab-stops>
      </style:paragraph-properties>
      <style:text-properties fo:font-size="14pt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text-transform="uppercase" fo:font-size="14pt" style:font-size-asian="14pt" style:font-size-complex="14pt"/>
    </style:style>
    <style:style style:name="P13" style:family="paragraph" style:parent-style-name="Standard">
      <style:paragraph-properties fo:margin-left="5.001cm" fo:margin-right="0cm" fo:text-align="end" style:justify-single-word="false" fo:text-indent="0cm" style:auto-text-indent="false"/>
    </style:style>
    <style:style style:name="P14" style:family="paragraph" style:parent-style-name="Standard">
      <style:paragraph-properties fo:margin-left="10.16cm" fo:margin-right="0cm" fo:text-align="center" style:justify-single-word="false" fo:text-indent="1.27cm" style:auto-text-indent="false"/>
      <style:text-properties fo:font-size="14pt" style:font-size-asian="14pt" style:font-size-complex="14pt"/>
    </style:style>
    <style:style style:name="P15" style:family="paragraph" style:parent-style-name="Standard">
      <style:paragraph-properties fo:margin-left="4.251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16" style:family="paragraph" style:parent-style-name="Standard">
      <style:paragraph-properties fo:margin-left="4.251cm" fo:margin-right="0cm" fo:text-align="justify" style:justify-single-word="false" fo:text-indent="2cm" style:auto-text-indent="false">
        <style:tab-stops>
          <style:tab-stop style:position="6.001cm"/>
        </style:tab-stops>
      </style:paragraph-properties>
      <style:text-properties fo:font-size="14pt" style:font-size-asian="14pt" style:font-size-complex="14pt"/>
    </style:style>
    <style:style style:name="P17" style:family="paragraph" style:parent-style-name="Standard">
      <style:paragraph-properties fo:text-align="center" style:justify-single-word="false" fo:break-before="page">
        <style:tab-stops>
          <style:tab-stop style:position="6.324cm"/>
          <style:tab-stop style:position="8.25cm" style:type="center"/>
        </style:tab-stops>
      </style:paragraph-properties>
      <style:text-properties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 style:master-page-name="Standard">
      <style:paragraph-properties fo:text-align="center" style:justify-single-word="false" style:page-number="auto"/>
      <style:text-properties fo:text-transform="uppercase" fo:font-size="14pt" style:font-size-asian="14pt" style:font-size-complex="14pt"/>
    </style:style>
    <style:style style:name="P19" style:family="paragraph" style:parent-style-name="Standard">
      <style:paragraph-properties fo:text-align="start" style:justify-single-word="false">
        <style:tab-stops>
          <style:tab-stop style:position="6.324cm"/>
          <style:tab-stop style:position="8.25cm" style:type="center"/>
        </style:tab-stops>
      </style:paragraph-properties>
      <style:text-properties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text-align="center" style:justify-single-word="false">
        <style:tab-stops>
          <style:tab-stop style:position="6.324cm"/>
          <style:tab-stop style:position="8.25cm" style:type="center"/>
        </style:tab-stops>
      </style:paragraph-properties>
      <style:text-properties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font-size="14pt" fo:language="ru" fo:country="RU" style:font-size-asian="14pt" style:font-size-complex="14pt"/>
    </style:style>
    <style:style style:name="P22" style:family="paragraph">
      <style:paragraph-properties fo:text-align="center"/>
    </style:style>
    <style:style style:name="T1" style:family="text">
      <style:text-properties fo:font-size="14pt" fo:font-style="italic" fo:font-weight="bold" style:font-size-asian="14pt" style:font-style-asian="italic" style:font-weight-asian="bold" style:font-size-complex="14pt"/>
    </style:style>
    <style:style style:name="T2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language="ru" fo:country="RU"/>
    </style:style>
    <style:style style:name="T5" style:family="text">
      <style:text-properties fo:language="en" fo:country="US"/>
    </style:style>
    <style:style style:name="gr1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fill="none"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Государственное ОБРАЗОВАТЕЛЬНОЕ УЧРЕЖДЕНИЕ <text:line-break/>ВЫСШЕГО ПРОФЕССИОНАЛЬНОГО ОБРАЗОВАНИЯ</text:p>
      <text:p text:style-name="P12"><text:s/>«Донецкий национальный технический университет»</text:p>
      <text:p text:style-name="P7"/>
      <text:p text:style-name="P7"/>
      <text:p text:style-name="P7"/>
      <text:p text:style-name="P7"/>
      <text:p text:style-name="P13"><text:span text:style-name="T1"><text:s text:c="21"/>Кафедра <text:s/></text:span><text:span text:style-name="T2">искусственного интеллекта<text:line-break/> <text:s text:c="38"/>и системного анализа</text:span><text:span text:style-name="T3"> <text:s text:c="27"/>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>Лабораторная работа №3</text:p>
      <text:p text:style-name="P7">по дисциплине "Основы программной инженерии"</text:p>
      <text:p text:style-name="P7">на тему: <text:span text:style-name="T4">"Исследования структурного подхода для организаций проекта по построению информационной системы"</text:span></text:p>
      <text:p text:style-name="P14"/>
      <text:p text:style-name="P7"/>
      <text:p text:style-name="P7"/>
      <text:p text:style-name="P7"/>
      <text:p text:style-name="P9"/>
      <text:p text:style-name="P15"/>
      <text:p text:style-name="P16">Проверил:</text:p>
      <text:p text:style-name="P16"/>
      <text:p text:style-name="P16">___________________<text:span text:style-name="T4">асс. Е.В.Радевич</text:span></text:p>
      <text:p text:style-name="P16">(дата, подпись)</text:p>
      <text:p text:style-name="P16"/>
      <text:p text:style-name="P16">___________________<text:span text:style-name="T4">асс. А.П.Семёновна </text:span></text:p>
      <text:p text:style-name="P16">(дата, подпись)</text:p>
      <text:p text:style-name="P10"><text:s text:c="59"/></text:p>
      <text:p text:style-name="P10"><text:s text:c="59"/>Выполнил: </text:p>
      <text:p text:style-name="P10"/>
      <text:p text:style-name="P16">_____________ ст.гр. ПИ-20г <text:span text:style-name="T4">Д.В.Сапелкин</text:span></text:p>
      <text:p text:style-name="P16">(дата, подпись)</text:p>
      <text:p text:style-name="P11"/>
      <text:p text:style-name="P11"/>
      <text:p text:style-name="P7"><text:s/></text:p>
      <text:p text:style-name="P7"/>
      <text:p text:style-name="P5"><text:bookmark text:name="Bookmark"/><text:tab/>Донецк - 2020</text:p>
      <text:p text:style-name="P17">Вариант 22</text:p>
      <text:p text:style-name="P5">Ход работы</text:p>
      <text:p text:style-name="P6"/>
      <text:p text:style-name="P6">1.Была выбрана следующая предметная область:«Студия звукозаписи».</text:p>
      <text:p text:style-name="P6">Словесное описание:</text:p>
      <text:p text:style-name="P6"><text:s text:c="6"/>Студия звукозаписи занимается поиском исполнителей песен различных жанров для записи ,выпуска и продажи их альбомов. Продюсеры исполнителя договариваются со студией о создании альбома. После подписания договора исполнитель записывает альбом. Когда альбом полностью записан, он отправляется в тираж. Копии альбома распределяются по торговым точкам. По результатам своей деятельности студия звукозаписи производит отчисления в налоговые органы и предоставляет отчётность в органы государственной статистики.</text:p>
      <text:p text:style-name="P6"/>
      <text:p text:style-name="P6"/>
      <text:p text:style-name="P6"/>
      <text:p text:style-name="P6">2.Матрица событий:</text:p>
      <table:table table:name="Матрица/событий" table:style-name="Матрица_2f_событий">
        <table:table-column table:style-name="Матрица_2f_событий.A"/>
        <table:table-column table:style-name="Матрица_2f_событий.B"/>
        <table:table-column table:style-name="Матрица_2f_событий.A"/>
        <table:table-column table:style-name="Матрица_2f_событий.D"/>
        <table:table-row>
          <table:table-cell table:style-name="Матрица_2f_событий.A1" office:value-type="string">
            <text:p text:style-name="P1">№</text:p>
          </table:table-cell>
          <table:table-cell table:style-name="Матрица_2f_событий.A1" office:value-type="string">
            <text:p text:style-name="P2">Описание</text:p>
          </table:table-cell>
          <table:table-cell table:style-name="Матрица_2f_событий.A1" office:value-type="string">
            <text:p text:style-name="P3">Тип</text:p>
          </table:table-cell>
          <table:table-cell table:style-name="Матрица_2f_событий.D1" office:value-type="string">
            <text:p text:style-name="P2">Реакция</text:p>
          </table:table-cell>
        </table:table-row>
        <table:table-row>
          <table:table-cell table:style-name="Матрица_2f_событий.A2" office:value-type="float" office:value="1">
            <text:p text:style-name="P1">1</text:p>
          </table:table-cell>
          <table:table-cell table:style-name="Матрица_2f_событий.B2" office:value-type="string">
            <text:p text:style-name="P2">Договор со студией звукозаписи</text:p>
          </table:table-cell>
          <table:table-cell table:style-name="Матрица_2f_событий.B2" office:value-type="string">
            <text:p text:style-name="P4">ND</text:p>
          </table:table-cell>
          <table:table-cell table:style-name="Матрица_2f_событий.D2" office:value-type="string">
            <text:p text:style-name="P3">Запись альбома</text:p>
          </table:table-cell>
        </table:table-row>
        <table:table-row>
          <table:table-cell table:style-name="Матрица_2f_событий.A2" office:value-type="float" office:value="2">
            <text:p text:style-name="P1">2</text:p>
          </table:table-cell>
          <table:table-cell table:style-name="Матрица_2f_событий.B2" office:value-type="string">
            <text:p text:style-name="P2">Альбом записан</text:p>
          </table:table-cell>
          <table:table-cell table:style-name="Матрица_2f_событий.B2" office:value-type="string">
            <text:p text:style-name="P4">ND</text:p>
          </table:table-cell>
          <table:table-cell table:style-name="Матрица_2f_событий.D2" office:value-type="string">
            <text:p text:style-name="P3">Копирование альбома и распространение по торговым точкам</text:p>
          </table:table-cell>
        </table:table-row>
        <table:table-row>
          <table:table-cell table:style-name="Матрица_2f_событий.A2" office:value-type="float" office:value="3">
            <text:p text:style-name="P1">3</text:p>
          </table:table-cell>
          <table:table-cell table:style-name="Матрица_2f_событий.B2" office:value-type="string">
            <text:p text:style-name="P2">Подсчёт результатов</text:p>
          </table:table-cell>
          <table:table-cell table:style-name="Матрица_2f_событий.B2" office:value-type="string">
            <text:p text:style-name="P4">ND</text:p>
          </table:table-cell>
          <table:table-cell table:style-name="Матрица_2f_событий.D2" office:value-type="string">
            <text:p text:style-name="P3">Отчисление в налоговые органы и предоставление отчётности в органы статистики</text:p>
          </table:table-cell>
        </table:table-row>
      </table:table>
      <text:p text:style-name="P6"><text:span text:style-name="T5">3.DFD-</text:span>Диаграмма</text:p>
      <text:p text:style-name="P6"><draw:rect text:anchor-type="paragraph" draw:z-index="1" draw:style-name="gr1" draw:text-style-name="P22" svg:width="3.758cm" svg:height="0.927cm" svg:x="0.231cm" svg:y="0.302cm"><text:p text:style-name="P22">продюсеры</text:p></draw:rect><draw:rect text:anchor-type="paragraph" draw:z-index="2" draw:style-name="gr1" draw:text-style-name="P22" svg:width="3.573cm" svg:height="0.98cm" svg:x="13.407cm" svg:y="0.222cm"><text:p text:style-name="P22">Гос.статистика</text:p></draw:rect></text:p>
      <text:p text:style-name="P6"><draw:line text:anchor-type="paragraph" draw:z-index="5" draw:style-name="gr2" draw:text-style-name="P22" svg:x1="3.988cm" svg:y1="0.13cm" svg:x2="7.242cm" svg:y2="0.104cm"><text:p text:style-name="P22">Договр со студией</text:p><text:p text:style-name="P22">звукозаписи</text:p></draw:line><draw:line text:anchor-type="paragraph" draw:z-index="6" draw:style-name="gr3" draw:text-style-name="P22" svg:x1="7.243cm" svg:y1="0.131cm" svg:x2="7.322cm" svg:y2="2.274cm"><text:p/></draw:line><draw:line text:anchor-type="paragraph" draw:z-index="7" draw:style-name="gr4" draw:text-style-name="P22" svg:x1="10.206cm" svg:y1="0.289cm" svg:x2="10.153cm" svg:y2="2.273cm"><text:p/></draw:line><draw:line text:anchor-type="paragraph" draw:z-index="14" draw:style-name="gr5" draw:text-style-name="P22" svg:x1="10.206cm" svg:y1="0.13cm" svg:x2="13.249cm" svg:y2="0.104cm"><text:p text:style-name="P22">Отчёт в</text:p><text:p text:style-name="P22"/><text:p text:style-name="P22"/></draw:line></text:p>
      <text:p text:style-name="P6"/>
      <text:p text:style-name="P6"/>
      <text:p text:style-name="P6"/>
      <text:p text:style-name="P6"><draw:ellipse text:anchor-type="paragraph" draw:z-index="0" draw:style-name="gr1" draw:text-style-name="P22" svg:width="5.134cm" svg:height="2.065cm" svg:x="5.681cm" svg:y="0.002cm"><text:p text:style-name="P22">Студия звукозаписи</text:p></draw:ellipse></text:p>
      <text:p text:style-name="P6"><draw:line text:anchor-type="paragraph" draw:z-index="11" draw:style-name="gr2" draw:text-style-name="P22" svg:x1="2.718cm" svg:y1="0.492cm" svg:x2="5.681cm" svg:y2="0.492cm"><text:p text:style-name="P22">Запись альбома</text:p><text:p text:style-name="P22"/></draw:line></text:p>
      <text:p text:style-name="P6"><draw:line text:anchor-type="paragraph" draw:z-index="8" draw:style-name="gr3" draw:text-style-name="P22" svg:x1="2.638cm" svg:y1="0.136cm" svg:x2="2.559cm" svg:y2="3.443cm"><text:p/></draw:line></text:p>
      <text:p text:style-name="P6"><draw:line text:anchor-type="paragraph" draw:z-index="10" draw:style-name="gr3" draw:text-style-name="P22" svg:x1="6.634cm" svg:y1="3.404cm" svg:x2="6.713cm" svg:y2="0.044cm"><text:p/></draw:line><draw:line text:anchor-type="paragraph" draw:z-index="12" draw:style-name="gr4" draw:text-style-name="P22" svg:x1="10.179cm" svg:y1="0.071cm" svg:x2="10.179cm" svg:y2="2.849cm"><text:p/></draw:line></text:p>
      <text:p text:style-name="P6"/>
      <text:p text:style-name="P6"/>
      <text:p text:style-name="P6"/>
      <text:p text:style-name="P6"><draw:rect text:anchor-type="paragraph" draw:z-index="3" draw:style-name="gr1" draw:text-style-name="P22" svg:width="4.049cm" svg:height="1.297cm" svg:x="12.905cm" svg:y="0.497cm"><text:p text:style-name="P22">Органы налоговой</text:p></draw:rect></text:p>
      <text:p text:style-name="P6"><draw:rect text:anchor-type="paragraph" draw:z-index="4" draw:style-name="gr1" draw:text-style-name="P22" svg:width="3.414cm" svg:height="1.297cm" svg:x="0.231cm" svg:y="0.194cm"><text:p text:style-name="P22">исполнители</text:p></draw:rect><draw:line text:anchor-type="paragraph" draw:z-index="13" draw:style-name="gr2" draw:text-style-name="P22" svg:x1="10.365cm" svg:y1="0.114cm" svg:x2="12.905cm" svg:y2="0.088cm"><text:p text:style-name="P22">По итогу отчёт в </text:p><text:p text:style-name="P22"/><text:p text:style-name="P22"/><text:p text:style-name="P22"/></draw:line></text:p>
      <text:p text:style-name="P6"><draw:line text:anchor-type="paragraph" draw:z-index="9" draw:style-name="gr2" draw:text-style-name="P22" svg:x1="3.644cm" svg:y1="0.129cm" svg:x2="6.21cm" svg:y2="0.155cm"><text:p text:style-name="P22">Копирывывание</text:p><text:p text:style-name="P22">И распростраение</text:p><text:p text:style-name="P22"/><text:p text:style-name="P22"/><text:p text:style-name="P22"/><text:p text:style-name="P22"/><text:p text:style-name="P22"/><text:p text:style-name="P22"/></draw:line></text:p>
      <text:p text:style-name="P6"><text:soft-page-break/>4.Состав потоков информации:</text:p>
      <table:table table:name="составпотоквинформации" table:style-name="составпотоквинформации">
        <table:table-column table:style-name="составпотоквинформации.A" table:number-columns-repeated="2"/>
        <table:table-row>
          <table:table-cell table:style-name="составпотоквинформации.A1" office:value-type="string">
            <text:p text:style-name="P3">Информация от студии звукозаписи</text:p>
          </table:table-cell>
          <table:table-cell table:style-name="составпотоквинформации.B1" office:value-type="string">
            <text:p text:style-name="P3">Поиск исполнителей для записи и продажи</text:p>
          </table:table-cell>
        </table:table-row>
        <table:table-row>
          <table:table-cell table:style-name="составпотоквинформации.A2" office:value-type="string">
            <text:p text:style-name="P3">Информация для студии звукозаписи</text:p>
          </table:table-cell>
          <table:table-cell table:style-name="составпотоквинформации.B2" office:value-type="string">
            <text:p text:style-name="P3">Продюсеры исполнителей заключают договор со студией для записи альбома</text:p>
          </table:table-cell>
        </table:table-row>
      </table:table>
      <text:p text:style-name="P6"/>
      <text:p text:style-name="P6">5.Контекстная диаграмма:</text:p>
      <text:p text:style-name="P5"/>
      <text:p text:style-name="P5"/>
      <text:p text:style-name="P5"/>
      <text:p text:style-name="P5"/>
      <text:p text:style-name="P5"><draw:ellipse text:anchor-type="paragraph" draw:z-index="16" draw:style-name="gr6" draw:text-style-name="P22" svg:width="2.858cm" svg:height="2.408cm" svg:x="2.745cm" svg:y="0.046cm"><text:p text:style-name="P22">1</text:p><text:p text:style-name="P22">Продюсеры</text:p></draw:ellipse><draw:ellipse text:anchor-type="paragraph" draw:z-index="19" draw:style-name="gr6" draw:text-style-name="P22" svg:width="3.89cm" svg:height="3.123cm" svg:x="12.772cm" svg:y="0.019cm"><text:p text:style-name="P22">2</text:p><text:p text:style-name="P22">исполнители</text:p></draw:ellipse></text:p>
      <text:p text:style-name="P5"/>
      <text:p text:style-name="P5"><draw:line text:anchor-type="paragraph" draw:z-index="20" draw:style-name="gr7" draw:text-style-name="P22" svg:x1="5.602cm" svg:y1="0.101cm" svg:x2="6.793cm" svg:y2="4.255cm"><text:p text:style-name="P22">Договор о записии</text:p><text:p text:style-name="P22"><text:s/>Альбома</text:p><text:p text:style-name="P22"/><text:p text:style-name="P22"/></draw:line></text:p>
      <text:p text:style-name="P5"/>
      <text:p text:style-name="P5"><draw:line text:anchor-type="paragraph" draw:z-index="21" draw:style-name="gr7" draw:text-style-name="P22" svg:x1="10.285cm" svg:y1="3.119cm" svg:x2="13.328cm" svg:y2="0.42cm"><text:p text:style-name="P22">Запись альбома</text:p><text:p text:style-name="P22"/><text:p text:style-name="P22"/></draw:line></text:p>
      <text:p text:style-name="P5"><draw:line text:anchor-type="paragraph" draw:z-index="22" draw:style-name="gr7" draw:text-style-name="P22" svg:x1="14.571cm" svg:y1="0.302cm" svg:x2="10.629cm" svg:y2="2.974cm"><text:p text:style-name="P22">Копирывание</text:p><text:p text:style-name="P22">И распространени</text:p><text:p text:style-name="P22">По торг.точ</text:p><text:p text:style-name="P22"/></draw:line></text:p>
      <text:p text:style-name="P5"/>
      <text:p text:style-name="P5"/>
      <text:p text:style-name="P5"/>
      <text:p text:style-name="P5"><draw:rect text:anchor-type="paragraph" draw:z-index="15" draw:style-name="gr6" draw:text-style-name="P22" svg:width="4.684cm" svg:height="1.35cm" svg:x="5.946cm" svg:y="0.279cm"><text:p text:style-name="P22">Студия звукозаписи</text:p></draw:rect></text:p>
      <text:p text:style-name="P5"/>
      <text:p text:style-name="P5"><draw:line text:anchor-type="paragraph" draw:z-index="24" draw:style-name="gr7" draw:text-style-name="P22" svg:x1="9.624cm" svg:y1="0.492cm" svg:x2="13.566cm" svg:y2="3.958cm"><text:p text:style-name="P22">По итогу своей деят-и </text:p><text:p text:style-name="P22">отчёт в</text:p><text:p text:style-name="P22"/><text:p text:style-name="P22"/><text:p text:style-name="P22"/><text:p text:style-name="P22"/></draw:line><draw:line text:anchor-type="paragraph" draw:z-index="23" draw:style-name="gr7" draw:text-style-name="P22" svg:x1="7.745cm" svg:y1="0.492cm" svg:x2="5.179cm" svg:y2="4.249cm"><text:p text:style-name="P22">По итогу своей деятельности</text:p><text:p text:style-name="P22">Отчёт в</text:p><text:p text:style-name="P22"/><text:p text:style-name="P22"/></draw:line><draw:ellipse text:anchor-type="paragraph" draw:z-index="18" draw:style-name="gr6" draw:text-style-name="P22" svg:width="4.181cm" svg:height="3.52cm" svg:x="2.057cm" svg:y="4.09cm"><text:p text:style-name="P22">3</text:p><text:p text:style-name="P22">Органны налоговой</text:p></draw:ellipse><draw:ellipse text:anchor-type="paragraph" draw:z-index="17" draw:style-name="gr6" draw:text-style-name="P22" svg:width="3.44cm" svg:height="3.52cm" svg:x="12.852cm" svg:y="3.641cm"><text:p text:style-name="P22">4</text:p><text:p text:style-name="P22">Гос.статистика</text:p></draw:ellips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6.Диаграмма структур данных:</text:p>
      <text:p text:style-name="P6"><draw:rect text:anchor-type="paragraph" draw:z-index="34" draw:style-name="gr6" draw:text-style-name="P22" svg:width="4.763cm" svg:height="1.906cm" svg:x="7.56cm" svg:y="3.119cm"><text:p text:style-name="P22">Онтчет в </text:p><text:p text:style-name="P22">Налоговую</text:p><text:p text:style-name="P22">И гос.статитсику</text:p></draw:rect><draw:line text:anchor-type="paragraph" draw:z-index="33" draw:style-name="gr8" draw:text-style-name="P22" svg:x1="11.556cm" svg:y1="2.113cm" svg:x2="11.053cm" svg:y2="3.039cm"><text:p/></draw:line><draw:rect text:anchor-type="paragraph" draw:z-index="32" draw:style-name="gr6" draw:text-style-name="P22" svg:width="4.446cm" svg:height="1.721cm" svg:x="10.55cm" svg:y="0.393cm"><text:p text:style-name="P22">Информация для</text:p><text:p text:style-name="P22">Студии звукозаписи</text:p></draw:rect><draw:rect text:anchor-type="paragraph" draw:z-index="31" draw:style-name="gr6" draw:text-style-name="P22" svg:width="1.879cm" svg:height="1.906cm" svg:x="14.201cm" svg:y="3.357cm"><text:p text:style-name="P22">Копиры</text:p><text:p text:style-name="P22">вание и</text:p><text:p text:style-name="P22">продажа</text:p></draw:rect><draw:line text:anchor-type="paragraph" draw:z-index="30" draw:style-name="gr8" draw:text-style-name="P22" svg:x1="14.995cm" svg:y1="2.113cm" svg:x2="15.074cm" svg:y2="3.224cm"><text:p/></draw:line><draw:rect text:anchor-type="paragraph" draw:z-index="29" draw:style-name="gr6" draw:text-style-name="P22" svg:width="2.329cm" svg:height="1.377cm" svg:x="1.924cm" svg:y="3.383cm"><text:p text:style-name="P22">Поиск испол</text:p><text:p text:style-name="P22">нителей</text:p></draw:rect><draw:line text:anchor-type="paragraph" draw:z-index="28" draw:style-name="gr8" draw:text-style-name="P22" svg:x1="3.274cm" svg:y1="2.325cm" svg:x2="3.3cm" svg:y2="3.542cm"><text:p/></draw:line><draw:rect text:anchor-type="paragraph" draw:z-index="27" draw:style-name="gr6" draw:text-style-name="P22" svg:width="1.853cm" svg:height="1.721cm" svg:x="1.924cm" svg:y="5.659cm"><text:p text:style-name="P22">Запись </text:p><text:p text:style-name="P22">альбома</text:p></draw:rect><draw:line text:anchor-type="paragraph" draw:z-index="26" draw:style-name="gr8" draw:text-style-name="P22" svg:x1="3.062cm" svg:y1="4.521cm" svg:x2="3.062cm" svg:y2="5.659cm"><text:p/></draw:line><draw:rect text:anchor-type="paragraph" draw:z-index="25" draw:style-name="gr6" draw:text-style-name="P22" svg:width="4.155cm" svg:height="1.721cm" svg:x="1.131cm" svg:y="0.605cm"><text:p text:style-name="P22">Информация от </text:p><text:p text:style-name="P22">Студии звукозаписи</text:p></draw:rect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line text:anchor-type="paragraph" draw:z-index="53" draw:style-name="gr8" draw:text-style-name="P22" svg:x1="7.216cm" svg:y1="5.301cm" svg:x2="5.126cm" svg:y2="3.343cm"><text:p/></draw:line><draw:line text:anchor-type="paragraph" draw:z-index="52" draw:style-name="gr8" draw:text-style-name="P22" svg:x1="8.513cm" svg:y1="5.301cm" svg:x2="10.947cm" svg:y2="3.528cm"><text:p/></draw:line><draw:line text:anchor-type="paragraph" draw:z-index="51" draw:style-name="gr8" draw:text-style-name="P22" svg:x1="6.343cm" svg:y1="15.619cm" svg:x2="7.587cm" svg:y2="14.905cm"><text:p/></draw:line><draw:line text:anchor-type="paragraph" draw:z-index="50" draw:style-name="gr8" draw:text-style-name="P22" svg:x1="9.412cm" svg:y1="15.011cm" svg:x2="10.338cm" svg:y2="15.646cm"><text:p/></draw:line><draw:line text:anchor-type="paragraph" draw:z-index="49" draw:style-name="gr8" draw:text-style-name="P22" svg:x1="9.915cm" svg:y1="9.375cm" svg:x2="12.217cm" svg:y2="10.354cm"><text:p/></draw:line><draw:line text:anchor-type="paragraph" draw:z-index="48" draw:style-name="gr8" draw:text-style-name="P22" svg:x1="9.915cm" svg:y1="9.216cm" svg:x2="12.349cm" svg:y2="8.343cm"><text:p/></draw:line><draw:line text:anchor-type="paragraph" draw:z-index="47" draw:style-name="gr8" draw:text-style-name="P22" svg:x1="8.063cm" svg:y1="8.185cm" svg:x2="8.063cm" svg:y2="6.862cm"><text:p/></draw:line><draw:line text:anchor-type="paragraph" draw:z-index="46" draw:style-name="gr8" draw:text-style-name="P22" svg:x1="8.248cm" svg:y1="11.2cm" svg:x2="8.089cm" svg:y2="10.195cm"><text:p/></draw:line><draw:line text:anchor-type="paragraph" draw:z-index="45" draw:style-name="gr8" draw:text-style-name="P22" svg:x1="8.486cm" svg:y1="13.423cm" svg:x2="8.46cm" svg:y2="12.841cm"><text:p/></draw:line><draw:ellipse text:anchor-type="paragraph" draw:z-index="44" draw:style-name="gr6" draw:text-style-name="P22" svg:width="2.805cm" svg:height="1.668cm" svg:x="9.915cm" svg:y="15.408cm"><text:p text:style-name="P22">Гос.статистика</text:p></draw:ellipse><draw:ellipse text:anchor-type="paragraph" draw:z-index="43" draw:style-name="gr6" draw:text-style-name="P22" svg:width="3.017cm" svg:height="1.297cm" svg:x="3.644cm" svg:y="15.434cm"><text:p text:style-name="P22">Органы</text:p><text:p text:style-name="P22">налоговой</text:p></draw:ellipse><draw:ellipse text:anchor-type="paragraph" draw:z-index="42" draw:style-name="gr6" draw:text-style-name="P22" svg:width="3.996cm" svg:height="1.509cm" svg:x="12.217cm" svg:y="9.745cm"><text:p text:style-name="P22">Распространение</text:p><text:p text:style-name="P22">По торг.точ</text:p></draw:ellipse><draw:ellipse text:anchor-type="paragraph" draw:z-index="41" draw:style-name="gr6" draw:text-style-name="P22" svg:width="3.414cm" svg:height="1.985cm" svg:x="12.349cm" svg:y="7.02cm"><text:p text:style-name="P22">копирывание</text:p></draw:ellipse><draw:custom-shape text:anchor-type="paragraph" draw:z-index="40" draw:style-name="gr9" svg:width="3.652cm" svg:height="1.985cm" svg:x="6.66cm" svg:y="13.423cm"><text:p>По итогам</text:p><text:p>Отчёты в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rect text:anchor-type="paragraph" draw:z-index="39" draw:style-name="gr6" draw:text-style-name="P22" svg:width="3.546cm" svg:height="1.641cm" svg:x="6.555cm" svg:y="11.201cm"><text:p text:style-name="P22">Запись альбома</text:p></draw:rect><draw:custom-shape text:anchor-type="paragraph" draw:z-index="38" draw:style-name="gr9" svg:width="3.678cm" svg:height="2.012cm" svg:x="6.237cm" svg:y="8.184cm"><text:p>договор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rect text:anchor-type="paragraph" draw:z-index="37" draw:style-name="gr6" draw:text-style-name="P22" svg:width="3.705cm" svg:height="1.562cm" svg:x="6.078cm" svg:y="5.3cm"><text:p text:style-name="P22">Студия звукозаписи</text:p></draw:rect><draw:ellipse text:anchor-type="paragraph" draw:z-index="36" draw:style-name="gr6" draw:text-style-name="P22" svg:width="6.43cm" svg:height="2.514cm" svg:x="9.65cm" svg:y="1.226cm"><text:p text:style-name="P22">продюсеры</text:p></draw:ellipse><draw:ellipse text:anchor-type="paragraph" draw:z-index="35" draw:style-name="gr6" draw:text-style-name="P22" svg:width="4.869cm" svg:height="2.488cm" svg:x="1.078cm" svg:y="1.12cm"><text:p text:style-name="P22">Исполнители</text:p></draw:ellipse>7.Диаграмма «сущность-связь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Вывод:Студия звукозаписи занимается поиском исполнителей <text:s/>для записи альбомов для продюсеров.Их копирывывание и распространением по торговым точкам.По итогу своей деятельности подаёт отчеты в налоговую и гос.статистику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2M25S</meta:editing-duration>
    <meta:editing-cycles>21</meta:editing-cycles>
    <meta:generator>OpenOffice/4.1.7$Win32 OpenOffice.org_project/417m1$Build-9800</meta:generator>
    <dc:date>2020-10-24T18:36:58.02</dc:date>
    <dc:creator>Данил Сапелкин</dc:creator>
    <meta:document-statistic meta:table-count="2" meta:image-count="0" meta:object-count="0" meta:page-count="5" meta:paragraph-count="49" meta:word-count="226" meta:character-count="2140"/>
    <meta:user-defined meta:name="Info 1"/>
    <meta:user-defined meta:name="Info 2"/>
    <meta:user-defined meta:name="Info 3"/>
    <meta:user-defined meta:name="Info 4"/>
  </office:meta>
</office:document-meta>
</file>